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style:text-properties style:font-name="Aria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Titel" style:master-page-name="MP0" style:family="paragraph">
      <style:paragraph-properties fo:break-before="page" fo:text-align="center"/>
    </style:style>
    <style:style style:name="P2" style:parent-style-name="Normal" style:family="paragraph">
      <style:text-properties style:font-name="Arial" style:font-name-complex="Arial" fo:font-size="12pt" style:font-size-asian="12pt" style:font-size-complex="12pt"/>
    </style:style>
    <style:style style:name="T3" style:parent-style-name="Standardskrifttypeiafsnit" style:family="text">
      <style:text-properties style:font-name="Arial" style:font-name-complex="Arial" fo:font-size="12pt" style:font-size-asian="12pt" style:font-size-complex="12pt"/>
    </style:style>
    <style:style style:name="T4" style:parent-style-name="Standardskrifttypeiafsnit" style:family="text">
      <style:text-properties style:font-name="Arial" style:font-name-complex="Arial" fo:font-weight="bold" style:font-weight-asian="bold" fo:font-size="12pt" style:font-size-asian="12pt" style:font-size-complex="12pt"/>
    </style:style>
    <style:style style:name="P5" style:parent-style-name="Normal" style:family="paragraph">
      <style:text-properties style:font-name="Arial" style:font-name-complex="Arial" fo:font-size="12pt" style:font-size-asian="12pt" style:font-size-complex="12pt"/>
    </style:style>
    <style:style style:name="T6" style:parent-style-name="Standardskrifttypeiafsnit" style:family="text">
      <style:text-properties style:font-name="Arial" style:font-name-complex="Arial" fo:font-size="12pt" style:font-size-asian="12pt" style:font-size-complex="12pt"/>
    </style:style>
    <style:style style:name="T7" style:parent-style-name="Standardskrifttypeiafsnit" style:family="text">
      <style:text-properties style:font-name="Arial" style:font-name-complex="Arial" fo:font-weight="bold" style:font-weight-asian="bold" fo:font-size="12pt" style:font-size-asian="12pt" style:font-size-complex="12pt"/>
    </style:style>
    <style:style style:name="T8" style:parent-style-name="Standardskrifttypeiafsnit" style:family="text">
      <style:text-properties style:font-name="Arial" style:font-name-complex="Arial" fo:font-size="12pt" style:font-size-asian="12pt" style:font-size-complex="12pt"/>
    </style:style>
    <style:style style:name="T9" style:parent-style-name="Standardskrifttypeiafsnit" style:family="text">
      <style:text-properties style:font-name="Arial" style:font-name-complex="Arial" fo:font-size="12pt" style:font-size-asian="12pt" style:font-size-complex="12pt"/>
    </style:style>
    <style:style style:name="T10" style:parent-style-name="Standardskrifttypeiafsnit" style:family="text">
      <style:text-properties style:font-name="Arial" style:font-name-complex="Arial" fo:font-weight="bold" style:font-weight-asian="bold" fo:font-size="12pt" style:font-size-asian="12pt" style:font-size-complex="12pt"/>
    </style:style>
    <style:style style:name="P11" style:parent-style-name="Normal" style:family="paragraph">
      <style:text-properties style:font-name="Arial" style:font-name-complex="Arial" fo:font-size="12pt" style:font-size-asian="12pt" style:font-size-complex="12pt"/>
    </style:style>
    <style:style style:name="P12" style:parent-style-name="Normal" style:family="paragraph">
      <style:text-properties style:font-name="Arial" style:font-name-complex="Arial" fo:font-weight="bold" style:font-weight-asian="bold" fo:font-size="12pt" style:font-size-asian="12pt" style:font-size-complex="12pt"/>
    </style:style>
    <style:style style:name="P13" style:parent-style-name="Listeafsnit" style:list-style-name="LFO1" style:family="paragraph">
      <style:text-properties style:font-name="Arial" style:font-name-complex="Arial" fo:font-size="12pt" style:font-size-asian="12pt" style:font-size-complex="12pt"/>
    </style:style>
    <style:style style:name="P14" style:parent-style-name="Listeafsnit" style:list-style-name="LFO1" style:family="paragraph">
      <style:text-properties style:font-name="Arial" style:font-name-complex="Arial" fo:font-size="12pt" style:font-size-asian="12pt" style:font-size-complex="12pt"/>
    </style:style>
    <style:style style:name="P15" style:parent-style-name="Listeafsnit" style:list-style-name="LFO1" style:family="paragraph">
      <style:text-properties style:font-name="Arial" style:font-name-complex="Arial" fo:font-size="12pt" style:font-size-asian="12pt" style:font-size-complex="12pt"/>
    </style:style>
    <style:style style:name="P16" style:parent-style-name="Listeafsnit" style:list-style-name="LFO1" style:family="paragraph">
      <style:text-properties style:font-name="Arial" style:font-name-complex="Arial" fo:font-size="12pt" style:font-size-asian="12pt" style:font-size-complex="12pt"/>
    </style:style>
    <style:style style:name="P17" style:parent-style-name="Listeafsnit" style:list-style-name="LFO1" style:family="paragraph">
      <style:text-properties style:font-name="Arial" style:font-name-complex="Arial" fo:font-size="12pt" style:font-size-asian="12pt" style:font-size-complex="12pt"/>
    </style:style>
    <style:style style:name="P18" style:parent-style-name="Listeafsnit" style:list-style-name="LFO1" style:family="paragraph">
      <style:text-properties style:font-name="Arial" style:font-name-complex="Arial" fo:font-size="12pt" style:font-size-asian="12pt" style:font-size-complex="12pt"/>
    </style:style>
    <style:style style:name="P19" style:parent-style-name="Listeafsnit" style:list-style-name="LFO1" style:family="paragraph">
      <style:text-properties style:font-name="Arial" style:font-name-complex="Arial" fo:font-size="12pt" style:font-size-asian="12pt" style:font-size-complex="12pt"/>
    </style:style>
    <style:style style:name="P20" style:parent-style-name="Listeafsnit" style:list-style-name="LFO1" style:family="paragraph">
      <style:text-properties style:font-name="Arial" style:font-name-complex="Arial" fo:font-size="12pt" style:font-size-asian="12pt" style:font-size-complex="12pt"/>
    </style:style>
    <style:style style:name="P21" style:parent-style-name="Listeafsnit" style:list-style-name="LFO1" style:family="paragraph">
      <style:text-properties style:font-name="Arial" style:font-name-complex="Arial" fo:font-size="12pt" style:font-size-asian="12pt" style:font-size-complex="12pt"/>
    </style:style>
    <style:style style:name="P22" style:parent-style-name="Listeafsnit" style:list-style-name="LFO1" style:family="paragraph">
      <style:text-properties style:font-name="Arial" style:font-name-complex="Arial" fo:font-size="12pt" style:font-size-asian="12pt" style:font-size-complex="12pt"/>
    </style:style>
    <style:style style:name="P23" style:parent-style-name="Listeafsnit" style:list-style-name="LFO1" style:family="paragraph">
      <style:text-properties style:font-name="Arial" style:font-name-complex="Arial" fo:font-size="12pt" style:font-size-asian="12pt" style:font-size-complex="12pt"/>
    </style:style>
    <style:style style:name="P24" style:parent-style-name="Listeafsnit" style:list-style-name="LFO1" style:family="paragraph">
      <style:text-properties style:font-name="Arial" style:font-name-complex="Arial" fo:font-size="12pt" style:font-size-asian="12pt" style:font-size-complex="12pt"/>
    </style:style>
    <style:style style:name="P25" style:parent-style-name="Listeafsnit" style:list-style-name="LFO1" style:family="paragraph">
      <style:text-properties style:font-name="Arial" style:font-name-complex="Arial" fo:font-size="12pt" style:font-size-asian="12pt" style:font-size-complex="12pt"/>
    </style:style>
    <style:style style:name="P26" style:parent-style-name="Normal" style:family="paragraph">
      <style:text-properties style:font-name="Arial" style:font-name-complex="Arial" fo:font-weight="bold" style:font-weight-asian="bold" fo:font-size="12pt" style:font-size-asian="12pt" style:font-size-complex="12pt"/>
    </style:style>
    <style:style style:name="P27" style:parent-style-name="Listeafsnit" style:list-style-name="LFO1" style:family="paragraph">
      <style:text-properties style:font-name="Arial" style:font-name-complex="Arial" fo:font-size="12pt" style:font-size-asian="12pt" style:font-size-complex="12pt"/>
    </style:style>
    <style:style style:name="P28" style:parent-style-name="Listeafsnit" style:list-style-name="LFO1" style:family="paragraph">
      <style:text-properties style:font-name="Arial" style:font-name-complex="Arial" fo:font-size="12pt" style:font-size-asian="12pt" style:font-size-complex="12pt"/>
    </style:style>
    <style:style style:name="P29" style:parent-style-name="Listeafsnit" style:list-style-name="LFO1" style:family="paragraph">
      <style:text-properties style:font-name="Arial" style:font-name-complex="Arial" fo:font-size="12pt" style:font-size-asian="12pt" style:font-size-complex="12pt"/>
    </style:style>
    <style:style style:name="P30" style:parent-style-name="Listeafsnit" style:list-style-name="LFO1" style:family="paragraph">
      <style:text-properties style:font-name="Arial" style:font-name-complex="Arial" fo:font-size="12pt" style:font-size-asian="12pt" style:font-size-complex="12pt"/>
    </style:style>
    <style:style style:name="P31" style:parent-style-name="Listeafsnit" style:list-style-name="LFO1" style:family="paragraph">
      <style:text-properties style:font-name="Arial" style:font-name-complex="Arial" fo:font-size="12pt" style:font-size-asian="12pt" style:font-size-complex="12pt"/>
    </style:style>
    <style:style style:name="P32" style:parent-style-name="Listeafsnit" style:list-style-name="LFO1" style:family="paragraph">
      <style:text-properties style:font-name="Arial" style:font-name-complex="Arial" fo:font-size="12pt" style:font-size-asian="12pt" style:font-size-complex="12pt"/>
    </style:style>
    <style:style style:name="P33" style:parent-style-name="Normal" style:family="paragraph">
      <style:text-properties style:font-name="Arial" style:font-name-complex="Arial" fo:font-weight="bold" style:font-weight-asian="bold" fo:font-size="12pt" style:font-size-asian="12pt" style:font-size-complex="12pt"/>
    </style:style>
    <style:style style:name="P34" style:parent-style-name="Listeafsnit" style:list-style-name="LFO1" style:family="paragraph">
      <style:text-properties style:font-name="Arial" style:font-name-complex="Arial" fo:font-size="12pt" style:font-size-asian="12pt" style:font-size-complex="12pt"/>
    </style:style>
    <style:style style:name="P35" style:parent-style-name="Listeafsnit" style:list-style-name="LFO1" style:family="paragraph">
      <style:text-properties style:font-name="Arial" style:font-name-complex="Arial" fo:font-size="12pt" style:font-size-asian="12pt" style:font-size-complex="12pt"/>
    </style:style>
    <style:style style:name="P36" style:parent-style-name="Listeafsnit" style:list-style-name="LFO1" style:family="paragraph">
      <style:text-properties style:font-name="Arial" style:font-name-complex="Arial" fo:font-size="12pt" style:font-size-asian="12pt" style:font-size-complex="12pt"/>
    </style:style>
    <style:style style:name="P37" style:parent-style-name="Listeafsnit" style:list-style-name="LFO1" style:family="paragraph">
      <style:text-properties style:font-name="Arial" style:font-name-complex="Arial" fo:font-size="12pt" style:font-size-asian="12pt" style:font-size-complex="12pt"/>
    </style:style>
    <style:style style:name="P38" style:parent-style-name="Listeafsnit" style:list-style-name="LFO1" style:family="paragraph">
      <style:text-properties style:font-name="Arial" style:font-name-complex="Arial" fo:font-size="12pt" style:font-size-asian="12pt" style:font-size-complex="12pt"/>
    </style:style>
    <style:style style:name="P39" style:parent-style-name="Listeafsnit" style:list-style-name="LFO1" style:family="paragraph">
      <style:text-properties style:font-name="Arial" style:font-name-complex="Arial" fo:font-size="12pt" style:font-size-asian="12pt" style:font-size-complex="12pt"/>
    </style:style>
    <style:style style:name="P40" style:parent-style-name="Listeafsnit" style:list-style-name="LFO1" style:family="paragraph">
      <style:text-properties style:font-name="Arial" style:font-name-complex="Arial" fo:font-size="12pt" style:font-size-asian="12pt" style:font-size-complex="12pt"/>
    </style:style>
    <style:style style:name="P41" style:parent-style-name="Listeafsnit" style:list-style-name="LFO1" style:family="paragraph">
      <style:text-properties style:font-name="Arial" style:font-name-complex="Arial" fo:font-size="12pt" style:font-size-asian="12pt" style:font-size-complex="12pt"/>
    </style:style>
    <style:style style:name="P42" style:parent-style-name="Listeafsnit" style:list-style-name="LFO1" style:family="paragraph">
      <style:text-properties style:font-name="Arial" style:font-name-complex="Arial" fo:font-size="12pt" style:font-size-asian="12pt" style:font-size-complex="12pt"/>
    </style:style>
    <style:style style:name="P43" style:parent-style-name="Listeafsnit" style:list-style-name="LFO1" style:family="paragraph">
      <style:text-properties style:font-name="Arial" style:font-name-complex="Arial" fo:font-size="12pt" style:font-size-asian="12pt" style:font-size-complex="12pt"/>
    </style:style>
    <style:style style:name="P44" style:parent-style-name="Listeafsnit" style:list-style-name="LFO1" style:family="paragraph">
      <style:text-properties style:font-name="Arial" style:font-name-complex="Arial" fo:font-size="12pt" style:font-size-asian="12pt" style:font-size-complex="12pt"/>
    </style:style>
    <style:style style:name="P45" style:parent-style-name="Listeafsnit" style:list-style-name="LFO1" style:family="paragraph">
      <style:text-properties style:font-name="Arial" style:font-name-complex="Arial" fo:font-size="12pt" style:font-size-asian="12pt" style:font-size-complex="12pt"/>
    </style:style>
    <style:style style:name="P46" style:parent-style-name="Listeafsnit" style:list-style-name="LFO1" style:family="paragraph">
      <style:text-properties style:font-name="Arial" style:font-name-complex="Arial" fo:font-size="12pt" style:font-size-asian="12pt" style:font-size-complex="12pt"/>
    </style:style>
    <style:style style:name="P47" style:parent-style-name="Listeafsnit" style:list-style-name="LFO1" style:family="paragraph">
      <style:text-properties style:font-name="Arial" style:font-name-complex="Arial" fo:font-size="12pt" style:font-size-asian="12pt" style:font-size-complex="12pt"/>
    </style:style>
    <style:style style:name="P48" style:parent-style-name="Listeafsnit" style:list-style-name="LFO1" style:family="paragraph">
      <style:text-properties style:font-name="Arial" style:font-name-complex="Arial" fo:font-size="12pt" style:font-size-asian="12pt" style:font-size-complex="12pt"/>
    </style:style>
    <style:style style:name="P49" style:parent-style-name="Listeafsnit" style:list-style-name="LFO1" style:family="paragraph">
      <style:text-properties style:font-name="Arial" style:font-name-complex="Arial" fo:font-size="12pt" style:font-size-asian="12pt" style:font-size-complex="12pt"/>
    </style:style>
    <style:style style:name="P50" style:parent-style-name="Listeafsnit" style:list-style-name="LFO1" style:family="paragraph">
      <style:text-properties style:font-name="Arial" style:font-name-complex="Arial" fo:font-size="12pt" style:font-size-asian="12pt" style:font-size-complex="12pt"/>
    </style:style>
    <style:style style:name="P51" style:parent-style-name="Listeafsnit" style:list-style-name="LFO1" style:family="paragraph">
      <style:text-properties style:font-name="Arial" style:font-name-complex="Arial" fo:font-size="12pt" style:font-size-asian="12pt" style:font-size-complex="12pt"/>
    </style:style>
    <style:style style:name="P52" style:parent-style-name="Listeafsnit" style:list-style-name="LFO1" style:family="paragraph">
      <style:text-properties style:font-name="Arial" style:font-name-complex="Arial" fo:font-size="12pt" style:font-size-asian="12pt" style:font-size-complex="12pt"/>
    </style:style>
    <style:style style:name="P53" style:parent-style-name="Listeafsnit" style:list-style-name="LFO1" style:family="paragraph">
      <style:text-properties style:font-name="Arial" style:font-name-complex="Arial" fo:font-size="12pt" style:font-size-asian="12pt" style:font-size-complex="12pt"/>
    </style:style>
    <style:style style:name="P54" style:parent-style-name="Listeafsnit" style:list-style-name="LFO1" style:family="paragraph">
      <style:text-properties style:font-name="Arial" style:font-name-complex="Arial" fo:font-size="12pt" style:font-size-asian="12pt" style:font-size-complex="12pt"/>
    </style:style>
    <style:style style:name="P55" style:parent-style-name="Listeafsnit" style:list-style-name="LFO1" style:family="paragraph">
      <style:text-properties style:font-name="Arial" style:font-name-complex="Arial" fo:font-size="12pt" style:font-size-asian="12pt" style:font-size-complex="12pt"/>
    </style:style>
    <style:style style:name="P56" style:parent-style-name="Listeafsnit" style:list-style-name="LFO1" style:family="paragraph">
      <style:text-properties style:font-name="Arial" style:font-name-complex="Arial" fo:font-size="12pt" style:font-size-asian="12pt" style:font-size-complex="12pt"/>
    </style:style>
    <style:style style:name="P57" style:parent-style-name="Normal" style:family="paragraph">
      <style:text-properties style:font-name="Arial" style:font-name-complex="Arial" fo:font-size="12pt" style:font-size-asian="12pt" style:font-size-complex="12pt"/>
    </style:style>
    <style:style style:name="T58" style:parent-style-name="Standardskrifttypeiafsnit" style:family="text">
      <style:text-properties style:font-name="Arial" style:font-name-complex="Arial" fo:font-size="12pt" style:font-size-asian="12pt" style:font-size-complex="12pt"/>
    </style:style>
    <style:style style:name="T59" style:parent-style-name="Standardskrifttypeiafsnit" style:family="text">
      <style:text-properties style:font-name="Arial" style:font-name-complex="Arial" fo:font-size="12pt" style:font-size-asian="12pt" style:font-size-complex="12pt"/>
    </style:style>
    <style:style style:name="T60" style:parent-style-name="Standardskrifttypeiafsni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61" style:parent-style-name="Standardskrifttypeiafsnit" style:family="text">
      <style:text-properties style:font-name="Arial" style:font-name-complex="Arial" fo:font-size="12pt" style:font-size-asian="12pt" style:font-size-complex="12pt"/>
    </style:style>
    <style:style style:name="T62" style:parent-style-name="Standardskrifttypeiafsni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63" style:parent-style-name="Standardskrifttypeiafsnit" style:family="text">
      <style:text-properties style:font-name="Arial" style:font-name-complex="Arial" fo:font-size="12pt" style:font-size-asian="12pt" style:font-size-complex="12pt"/>
    </style:style>
    <style:style style:name="T64" style:parent-style-name="Standardskrifttypeiafsnit" style:family="text">
      <style:text-properties style:font-name="Arial" style:font-name-complex="Arial" fo:font-size="12pt" style:font-size-asian="12pt" style:font-size-complex="12pt"/>
    </style:style>
    <style:style style:name="T65" style:parent-style-name="Standardskrifttypeiafsnit" style:family="text">
      <style:text-properties style:font-name="Arial" style:font-name-complex="Arial" fo:font-size="12pt" style:font-size-asian="12pt" style:font-size-complex="12pt"/>
    </style:style>
    <style:style style:name="P66" style:parent-style-name="Normal" style:family="paragraph">
      <style:text-properties style:font-name="Arial" style:font-name-complex="Arial" fo:font-weight="bold" style:font-weight-asian="bold" fo:color="#FF0000" fo:font-size="12pt" style:font-size-asian="12pt" style:font-size-complex="12pt"/>
    </style:style>
    <style:style style:name="P67" style:parent-style-name="Normal" style:family="paragraph">
      <style:text-properties style:font-name="Arial" style:font-name-complex="Arial" fo:font-size="12pt" style:font-size-asian="12pt" style:font-size-complex="12pt"/>
    </style:style>
  </office:automatic-styles>
  <office:body>
    <office:text text:use-soft-page-breaks="true">
      <text:p text:style-name="P1">Log 2012-03-01</text:p>
      <text:p text:style-name="P2">Deltagere fremmødt:<text:s/>Søren, René, Nicolaj, Sam, Cong, Michael<text:line-break/>Digitalt fremmødt: Ingen<text:line-break/>Ikke fremmødt:<text:s/>Yusuf (advarsel<text:s/>pga. dårlig begrundelse for at være væk fra mødet (samt ikke at være på Skype))</text:p>
      <text:p text:style-name="Normal"><text:span text:style-name="T3">Bestemmelse af SCRUM værktøjet er blevet bestemt til at være:<text:s/></text:span><text:span text:style-name="T4">ScrumWise</text:span></text:p>
      <text:p text:style-name="P5">Hvis der er lange møder, skal der være mulighed for pause (5-10 min), så der vil være bedre koncentration, samt kan folk tage rygepause.<text:s/></text:p>
      <text:p text:style-name="Normal"><text:span text:style-name="T6">Scrum-master står mellem Sam og Michael, hvorefter der blev stemt på<text:s/></text:span><text:span text:style-name="T7">Michael.</text:span></text:p>
      <text:p text:style-name="Normal"><text:span text:style-name="T8">Product owner/stakeholder<text:s/></text:span><text:span text:style-name="T9">blev bestemt til at være<text:s/></text:span><text:span text:style-name="T10">Yusuf.</text:span></text:p>
      <text:p text:style-name="P11">Til diskussion vil der diskuteres om<text:s/>use cases, hvor der er sagt følgende<text:s/>fra gruppen:</text:p>
      <text:p text:style-name="P12">For styresystem:</text:p>
      <text:list text:style-name="LFO1" text:continue-numbering="true">
        <text:list-item>
          <text:p text:style-name="P13">Som bruger<text:s/>vil jeg kunne starte/stoppe systemet.</text:p>
        </text:list-item>
        <text:list-item>
          <text:p text:style-name="P14">Som bruger vil jeg kunne benytte GUI</text:p>
        </text:list-item>
        <text:list-item>
          <text:p text:style-name="P15">Som bruger vil jeg kunne indlæse/køre systemet DSL-filer direkte.</text:p>
        </text:list-item>
        <text:list-item>
          <text:p text:style-name="P16">Som bruger vil jeg kunne sætte tolerancen for placering af klodsen.</text:p>
        </text:list-item>
        <text:list-item>
          <text:p text:style-name="P17">Som bruger vil jeg kunne styre, hvor klodserne skal placeres.<text:s/></text:p>
        </text:list-item>
        <text:list-item>
          <text:p text:style-name="P18">Som bruger vil jeg kunne se loggen.<text:s/></text:p>
        </text:list-item>
        <text:list-item>
          <text:p text:style-name="P19">Som bruger vil jeg kunne manuelt styre robotten.<text:s/></text:p>
        </text:list-item>
        <text:list-item>
          <text:p text:style-name="P20">Som bruger vil jeg kunne vælge mellem robotten og simulering.<text:s/></text:p>
        </text:list-item>
        <text:list-item>
          <text:p text:style-name="P21">Som bruger vil jeg kunne<text:s/>følge udviklingen af programmet.<text:s/></text:p>
        </text:list-item>
        <text:list-item>
          <text:p text:style-name="P22">Som bruger vil jeg kunne se klodserne, der<text:s/>er lagret.<text:s/></text:p>
        </text:list-item>
        <text:list-item>
          <text:p text:style-name="P23">Som bruger vil jeg kunne se, hvad systemet består af (producenter m.m.).</text:p>
        </text:list-item>
        <text:list-item>
          <text:p text:style-name="P24">Som bruger vil jeg kunne logge ind.</text:p>
        </text:list-item>
        <text:list-item>
          <text:p text:style-name="P25">Som bruger vil jeg kunne debugge/steppe/goto.<text:s/></text:p>
        </text:list-item>
      </text:list>
      <text:p text:style-name="P26">For simulator:</text:p>
      <text:list text:style-name="LFO1" text:continue-numbering="true">
        <text:list-item>
          <text:p text:style-name="P27">Som<text:s/>tekniker vil jeg kunne se positionen af robotten.</text:p>
        </text:list-item>
        <text:list-item>
          <text:p text:style-name="P28">Som styresystem<text:s/>vil jeg kunne hente<text:s/>værdier.</text:p>
        </text:list-item>
        <text:list-item>
          <text:p text:style-name="P29">Som bruger vil jeg eksekvere kode<text:s/>(starte simulering).</text:p>
        </text:list-item>
        <text:list-item>
          <text:p text:style-name="P30">Som bruger vil jeg kunne se grafisk visning.<text:s/></text:p>
        </text:list-item>
        <text:list-item>
          <text:p text:style-name="P31">Som tekniker vil jeg kunne kalibrere.<text:s/></text:p>
        </text:list-item>
        <text:list-item>
          <text:p text:style-name="P32">Som bruger vil jeg kunne se, hvor lang tid simuleringen har kørt (for at finde ud af, hvor længe det virker i praksis).</text:p>
        </text:list-item>
      </text:list>
      <text:p text:style-name="P33">For IDE:</text:p>
      <text:list text:style-name="LFO1" text:continue-numbering="true">
        <text:list-item>
          <text:p text:style-name="P34">Som bruger vil jeg<text:s/>kunne have<text:s/>syntaks<text:s/>highlighting.<text:s/></text:p>
        </text:list-item>
        <text:list-item>
          <text:p text:style-name="P35">Som bruger vil jeg kunne skrive DSL deri (et sted at skrive sin kode).</text:p>
        </text:list-item>
        <text:list-item>
          <text:p text:style-name="P36">Som bruger vil jeg kunne debugge. ~</text:p>
        </text:list-item>
        <text:list-item>
          <text:p text:style-name="P37">Som bruger vil jeg kunne slå op på, hvilke kommandoer/nøgleord jeg kan bruge.<text:s/></text:p>
        </text:list-item>
        <text:list-item>
          <text:p text:style-name="P38">Som bruger vil jeg kunne ændre editor farveskema, font, tekststørrelse m.m.</text:p>
        </text:list-item>
        <text:list-item>
          <text:p text:style-name="P39">Som bruger vil jeg kunne tjekke for syntaksfejl.<text:s/></text:p>
        </text:list-item>
        <text:list-item>
          <text:p text:style-name="P40">Som bruger vil jeg have adgang til makrogenveje.<text:s/></text:p>
        </text:list-item>
        <text:list-item>
          <text:p text:style-name="P41">Som bruger vil jeg have genvejstaster for normale operationer.<text:s/></text:p>
        </text:list-item>
        <text:list-item>
          <text:p text:style-name="P42">Som bruger vil jeg kunne anvende IntelliSense/auto completion.<text:s/></text:p>
        </text:list-item>
        <text:list-item>
          <text:p text:style-name="P43">Som bruger vil jeg kunne åbne/lukke filer.<text:s/></text:p>
        </text:list-item>
        <text:list-item>
          <text:p text:style-name="P44">Som bruger vil jeg kunne gemme filer.</text:p>
        </text:list-item>
        <text:list-item>
          <text:p text:style-name="P45">Som bruger vil jeg kunne søge<text:s/>og erstatte<text:s/>i filen.<text:s/></text:p>
        </text:list-item>
        <text:list-item>
          <text:p text:style-name="P46">Som bruger vil jeg kunne sende fil over i styresystemet.</text:p>
        </text:list-item>
        <text:list-item>
          <text:p text:style-name="P47">Som bruger vil jeg<text:s/>have auto-indentation.<text:s/></text:p>
        </text:list-item>
        <text:list-item>
          <text:p text:style-name="P48">Som bruger vil jeg have flere filer åbne på én gang.<text:s/></text:p>
        </text:list-item>
        <text:list-item>
          <text:p text:style-name="P49">Som bruger vil jeg kunne udskrive filer.</text:p>
        </text:list-item>
        <text:list-item>
          <text:p text:style-name="P50">Som bruger vil jeg have file explorer.</text:p>
        </text:list-item>
        <text:list-item>
          <text:p text:style-name="P51">Som bruger vil jeg blive påmindet om at gemme ændrede filer ved lukning.<text:s/></text:p>
        </text:list-item>
        <text:list-item>
          <text:p text:style-name="P52">Som bruger vil jeg have muligheden<text:s/>for autosave.<text:s/></text:p>
        </text:list-item>
        <text:list-item>
          <text:p text:style-name="P53">Som bruger vil jeg have kunne undo-redo-funktionalitet.<text:s/><text:s/></text:p>
        </text:list-item>
        <text:list-item>
          <text:p text:style-name="P54">Som bruger vil jeg kunne have se ’about-box/aboutception’</text:p>
        </text:list-item>
        <text:list-item>
          <text:p text:style-name="P55">Som bruger vil jeg kunne aktivere tekstombrydning.</text:p>
        </text:list-item>
        <text:list-item>
          <text:p text:style-name="P56">Som bruger vil jeg have en statusbar med linjenummer, antal bogstaver m.m.</text:p>
        </text:list-item>
      </text:list>
      <text:p text:style-name="P57">For IDE vil den sende en fil over til styresystemet med kode, som fra styresystemet vil give videre til parseren, som til sidst giver videre til interface. Interfacet består enten af robotten eller simulatoren.<text:s/>Der skal være en protokol mellem IDE og styresystem. Protokollen vil give feedback på om fejl.<text:s/>Se evt. dagens tavlebillede.<text:s/></text:p>
      <text:p text:style-name="Normal"><text:span text:style-name="T58">Til database ses på scrumtavlen, at der mangler fire punkter, der skal laves. Nogle af dem er dog underlige, så folk skal spørge læreren om betydningen. For CRUD skal der laves testscripts.<text:s/></text:span><text:span text:style-name="T59">Testscriptet skal være færdig<text:s/></text:span><text:span text:style-name="T60">tirsdag</text:span><text:span text:style-name="T61">.<text:s/></text:span></text:p>
      <text:p text:style-name="Normal"><text:span text:style-name="T62">ALLE</text:span><text:span text:style-name="T63"><text:s/></text:span><text:span text:style-name="T64">skal</text:span><text:span text:style-name="T65"><text:s/>som mindste opgave lave deres tildelte opgaver i scrumy-tavlen. Deadline er sat til mandag d. 4. marts. Derefter vil man kunne man sætte sig på accepttesten. Der skal sættes tid af til at få det hele ind på ScrumWise.<text:s/></text:span></text:p>
      <text:p text:style-name="P66">Søndag skal folk helst så vidt som muligt være på<text:s/>Skype, så der kan kontaktes til folk, hvis der er problemer!</text:p>
      <text:p text:style-name="P6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style:style style:name="Titel" style:display-name="Titel" style:family="paragraph" style:parent-style-name="Normal" style:next-style-name="Normal">
      <style:paragraph-properties fo:border-top="none" fo:border-left="none" fo:border-bottom="0.0138in solid #4F81BD" fo:border-right="none" fo:padding="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elTegn" style:display-name="Titel Tegn" style:family="text" style:parent-style-name="Standardskrifttypeiafsnit">
      <style:text-properties style:font-name="Cambria" style:font-name-asian="Times New Roman" style:font-name-complex="Times New Roman" fo:color="#17365D" fo:letter-spacing="0.0034in" style:letter-kerning="true" fo:font-size="26pt" style:font-size-asian="26pt" style:font-size-complex="26pt"/>
    </style:style>
    <style:style style:name="Listeafsnit" style:display-name="Listeafsnit"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Calibri" style:font-name-complex="Arial" style:text-underline-type="non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Aria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am Luu Tong</meta:initial-creator>
    <dc:creator>Sam Luu Tong</dc:creator>
    <meta:creation-date>2012-02-23T07:52:00Z</meta:creation-date>
    <dc:date>2012-03-01T13:06:00Z</dc:date>
    <meta:template xlink:href="Normal" xlink:type="simple"/>
    <meta:editing-cycles>8</meta:editing-cycles>
    <meta:editing-duration>PT14400S</meta:editing-duration>
    <meta:document-statistic meta:page-count="3" meta:paragraph-count="7" meta:word-count="553" meta:character-count="3925" meta:row-count="28" meta:non-whitespace-character-count="3379"/>
  </office:meta>
</office:document-meta>
</file>